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PIN ES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D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D2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M_NSS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D3</text:p>
          </table:table-cell>
          <table:table-cell office:value-type="float" office:value="12" table:style-name="ce2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ASURE</text:p>
          </table:table-cell>
          <table:table-cell office:value-type="float" office:value="13" table:style-name="ce2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M_RST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ST_CO2</text:p>
          </table:table-cell>
          <table:table-cell office:value-type="float" office:value="15" table:style-name="ce2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K1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1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M_SCK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SO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C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DA</text:p>
          </table:table-cell>
          <table:table-cell office:value-type="float" office:value="21" table:style-name="ce2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L</text:p>
          </table:table-cell>
          <table:table-cell office:value-type="float" office:value="22" table:style-name="ce2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SI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D_G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K2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K3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2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D_R</text:p>
          </table:table-cell>
          <table:table-cell office:value-type="float" office:value="33" table:style-name="ce1">
            <text:p>3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BAT</text:p>
          </table:table-cell>
          <table:table-cell office:value-type="float" office:value="34" table:style-name="ce3">
            <text:p>3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3</text:p>
          </table:table-cell>
          <table:table-cell office:value-type="float" office:value="35" table:style-name="ce2">
            <text:p>35</text:p>
          </table:table-cell>
          <table:table-cell table:number-columns-repeated="16382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Nicolas Carnevali</meta:initial-creator>
    <dc:creator>Nicolas Carnevali</dc:creator>
    <meta:creation-date>2023-12-04T07:25:37Z</meta:creation-date>
    <dc:date>2023-12-04T07:49:03Z</dc:date>
  </office:meta>
</office:document-meta>
</file>